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32000000311EC5314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greysca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7346in" svg:y="1.2354in" svg:width="0.4063in" svg:height="0.4047in" draw:z-index="0">
        <draw:image xlink:href="Pictures/1000000000000032000000311EC5314D.png" xlink:type="simple" xlink:show="embed" xlink:actuate="onLoad"/>
      </draw:frame>
      <text:p text:style-name="Standard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